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  <manifest:file-entry manifest:media-type="application/xml" manifest:full-path="settings.xml"/>
  <manifest:file-entry manifest:media-type="image/png" manifest:full-path="Thumbnails/thumbnai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</office:automatic-styles>
  <office:body>
    <office:text>
      <text:h text:style-name="Heading_20_1" text:outline-level="1"><text:bookmark-start text:name="chastitys-resume"/>Chastity’s Resume<text:bookmark-end text:name="chastitys-resume"/></text:h>
      <text:h text:style-name="Heading_20_2" text:outline-level="2"><text:bookmark-start text:name="artist-author-chess-coach-and-technical-writer"/>Artist, Author, Chess Coach, and Technical Writer<text:bookmark-end text:name="artist-author-chess-coach-and-technical-writer"/></text:h>
      <text:p text:style-name="First_20_paragraph">Pen Name: Chastity White Rose</text:p>
      <text:p text:style-name="Text_20_body">Legal Name: Chandler Isaac Klebs</text:p>
      <text:p text:style-name="Text_20_body">Phone: (816) 844-2077</text:p>
      <text:p text:style-name="Text_20_body">Lee’s Summit, Missouri</text:p>
      <text:h text:style-name="Heading_20_2" text:outline-level="2"><text:bookmark-start text:name="email"/>Email<text:bookmark-end text:name="email"/></text:h>
      <text:list text:style-name="L1">
        <text:list-item>
          <text:p text:style-name="P1">chastitywhiterose@gmail.com</text:p>
        </text:list-item>
        <text:list-item>
          <text:p text:style-name="P1">chandlerklebs@gmail.com</text:p>
        </text:list-item>
      </text:list>
      <text:h text:style-name="Heading_20_2" text:outline-level="2"><text:bookmark-start text:name="websites"/>Websites<text:bookmark-end text:name="websites"/></text:h>
      <text:list text:style-name="L2">
        <text:list-item>
          <text:p text:style-name="P2"><text:a xlink:type="simple" xlink:href="https://chastitywhiterose.com/" office:name=""><text:span text:style-name="Definition">https://chastitywhiterose.com/</text:span></text:a></text:p>
        </text:list-item>
        <text:list-item>
          <text:p text:style-name="P2"><text:a xlink:type="simple" xlink:href="https://chastitychesschallenge.com/" office:name=""><text:span text:style-name="Definition">https://chastitychesschallenge.com/</text:span></text:a></text:p>
        </text:list-item>
        <text:list-item>
          <text:p text:style-name="P2"><text:a xlink:type="simple" xlink:href="https://www.linkedin.com/in/chastity-rose-96aaa492/" office:name=""><text:span text:style-name="Definition">https://www.linkedin.com/in/chastity-rose-96aaa492/</text:span></text:a></text:p>
        </text:list-item>
        <text:list-item>
          <text:p text:style-name="P2"><text:a xlink:type="simple" xlink:href="https://linktr.ee/chastitywhiterose" office:name=""><text:span text:style-name="Definition">https://linktr.ee/chastitywhiterose</text:span></text:a></text:p>
        </text:list-item>
      </text:list>
      <text:h text:style-name="Heading_20_2" text:outline-level="2"><text:bookmark-start text:name="summary"/>Summary<text:bookmark-end text:name="summary"/></text:h>
      <text:p text:style-name="First_20_paragraph">Chastity is a writer with a focus on making Chess accessible to low-income people through free and open-source software. She uses words, video recordings, and graphic design to teach Chess and other topics to as as many people as possible.</text:p>
      <text:h text:style-name="Heading_20_2" text:outline-level="2"><text:bookmark-start text:name="skills-and-applications"/>Skills and Applications<text:bookmark-end text:name="skills-and-applications"/></text:h>
      <text:list text:style-name="L3">
        <text:list-item>
          <text:p text:style-name="P3">Writing (Markdown, Pandoc, LibreOffice, Joplin, Simplenote, Microsoft Word)</text:p>
        </text:list-item>
        <text:list-item>
          <text:p text:style-name="P3">Chess Teaching (lichess.org, chess.com, En-Croissant, ChessX)</text:p>
        </text:list-item>
        <text:list-item>
          <text:p text:style-name="P3">Graphic Design (Inkscape and GIMP)</text:p>
        </text:list-item>
        <text:list-item>
          <text:p text:style-name="P3">Video Recording (OBS-Studio, Zoom, StreamYard)</text:p>
        </text:list-item>
        <text:list-item>
          <text:p text:style-name="P3">Audio/Video Editing (Audacity, Kdenlive)</text:p>
        </text:list-item>
        <text:list-item>
          <text:p text:style-name="P3">Book Publishing (Kindle Direct Publishing, Draft2Digital)</text:p>
        </text:list-item>
      </text:list>
      <text:h text:style-name="Heading_20_2" text:outline-level="2"><text:bookmark-start text:name="education"/>Education<text:bookmark-end text:name="education"/></text:h>
      <text:list text:style-name="L4">
        <text:list-item>
          <text:p text:style-name="P4">Associate of Applied Science in Creative Writing (A.A.S.) - July 2025 at Full Sail University, Winter Park, FL</text:p>
        </text:list-item>
        <text:list-item>
          <text:p text:style-name="P4">Game Business and Esports - B.S. (Incomplete Previous Program before Creative Writing)</text:p>
        </text:list-item>
      </text:list>
      <text:h text:style-name="Heading_20_1" text:outline-level="1"><text:bookmark-start text:name="work-experience"/>Work Experience<text:bookmark-end text:name="work-experience"/></text:h>
      <text:h text:style-name="Heading_20_3" text:outline-level="3"><text:bookmark-start text:name="wal-mart"/>Wal-Mart<text:bookmark-end text:name="wal-mart"/></text:h>
      <text:list text:style-name="L5">
        <text:list-item>
          <text:p text:style-name="P5">Overnight Stock Team Associate - September 2023 - Present</text:p>
        </text:list-item>
        <text:list-item>
          <text:p text:style-name="P5">Stock Food and General Merchandise depending on what is delivered.</text:p>
        </text:list-item>
        <text:list-item>
          <text:p text:style-name="P5">Remove trash and pallets from the floor before customers arrive in the morning and then assist customers in finding and purchasing merchandise.</text:p>
        </text:list-item>
        <text:list-item>
          <text:p text:style-name="P5">Report work progress to coaches and team leads and inform them of any unethical or illegal activity.</text:p>
        </text:list-item>
      </text:list>
      <text:h text:style-name="Heading_20_3" text:outline-level="3"><text:bookmark-start text:name="hy-vee"/>Hy-Vee<text:bookmark-end text:name="hy-vee"/></text:h>
      <text:list text:style-name="L6">
        <text:list-item>
          <text:p text:style-name="P6">Floral Clerk and other Departments - October 2012 - July 2023</text:p>
        </text:list-item>
        <text:list-item>
          <text:p text:style-name="P6">Started as a Courtesy Clerk, Sacking groceries and bringing in carts.</text:p>
        </text:list-item>
        <text:list-item>
          <text:p text:style-name="P6">Stocked Health Market and helped customers find things for their dietary needs.</text:p>
        </text:list-item>
        <text:list-item>
          <text:p text:style-name="P6">Wrote down Floral Delivery orders both in person and over the phone. Prepared these orders for pickup or delivery.</text:p>
        </text:list-item>
        <text:list-item>
          <text:p text:style-name="P6">Watered plants, sold items to customers, and cleaned the shop before closing.</text:p>
        </text:list-item>
      </text:list>
      <text:h text:style-name="Heading_20_3" text:outline-level="3"><text:bookmark-start text:name="brillient"/>Brillient<text:bookmark-end text:name="brillient"/></text:h>
      <text:list text:style-name="L7">
        <text:list-item>
          <text:p text:style-name="P7">General Clerk - June 2019 - April 2021</text:p>
        </text:list-item>
        <text:list-item>
          <text:p text:style-name="P7">Kept records and tracked files at the National Records Center containing 17 million files.</text:p>
        </text:list-item>
        <text:list-item>
          <text:p text:style-name="P7">Sorted incoming files to the facility and entered their numbers into the computer database managed by the Department of Homeland Security.</text:p>
        </text:list-item>
        <text:list-item>
          <text:p text:style-name="P7">Placed files on the shelves and kept records digitally and on paper where they were placed.</text:p>
        </text:list-item>
      </text:list>
      <text:h text:style-name="Heading_20_3" text:outline-level="3"><text:bookmark-start text:name="gamestop"/>GameStop<text:bookmark-end text:name="gamestop"/></text:h>
      <text:list text:style-name="L8">
        <text:list-item>
          <text:p text:style-name="P8">Game Advisor - June 2022 - February 2024</text:p>
        </text:list-item>
        <text:list-item>
          <text:p text:style-name="P8">Helped customers find the games they were looking for.</text:p>
        </text:list-item>
        <text:list-item>
          <text:p text:style-name="P8">Answered technical questions based on experience and the reading materials employees were given.</text:p>
        </text:list-item>
        <text:list-item>
          <text:p text:style-name="P8">Promoted the Pro-Membership that Gamestop offered and how it saves money to recurring customers of over $60 annually.</text:p>
        </text:list-item>
      </text:list>
      <text:h text:style-name="Heading_20_2" text:outline-level="2"><text:bookmark-start text:name="written-publications"/>Written Publications<text:bookmark-end text:name="written-publications"/></text:h>
      <text:list text:style-name="L9">
        <text:list-item>
          <text:p text:style-name="P9"><text:a xlink:type="simple" xlink:href="https://www.amazon.com/dp/B0F44DG4XD" office:name=""><text:span text:style-name="Definition">Chastity’s Chess Chapters</text:span></text:a> - paperback and ebook to train new and advanced Chess players.</text:p>
        </text:list-item>
        <text:list-item>
          <text:p text:style-name="P9"><text:a xlink:type="simple" xlink:href="https://www.amazon.com/dp/B08YDT2XQG" office:name=""><text:span text:style-name="Definition">Chandler’s Honesty</text:span></text:a> - a series of mental health conversations with a unicorn.</text:p>
        </text:list-item>
        <text:list-item>
          <text:p text:style-name="P9"><text:a xlink:type="simple" xlink:href="https://adelaidebooks.org/the-elevator-debate" office:name=""><text:span text:style-name="Definition">The Elevator Debate</text:span></text:a> - A flash fiction story about a political disagreement between co-workers.</text:p>
        </text:list-item>
      </text:list>
      <text:h text:style-name="Heading_20_2" text:outline-level="2"><text:bookmark-start text:name="video-game-publications"/>Video Game Publications<text:bookmark-end text:name="video-game-publications"/></text:h>
      <text:list text:style-name="L10">
        <text:list-item>
          <text:p text:style-name="P10"><text:a xlink:type="simple" xlink:href="https://store.steampowered.com/app/1986120/Chaste_Tris/" office:name=""><text:span text:style-name="Definition">Chaste Tris</text:span></text:a> - A relaxing clone of Tetris with no gravity.</text:p>
        </text:list-item>
        <text:list-item>
          <text:p text:style-name="P10"><text:a xlink:type="simple" xlink:href="https://chastitywhiterose.itch.io/cpu-chaste-chess" office:name=""><text:span text:style-name="Definition">Chaste Chess</text:span></text:a> - A small tool for creating animations of Chess games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font-family-generic="swiss" style:font-pitch="variable" style:name="Arial" svg:font-family="Arial"/>
    <style:font-face style:font-family-generic="modern" style:font-pitch="fixed" style:name="Courier New" svg:font-family="'Courier New'"/>
    <style:font-face style:font-family-generic="system" style:font-pitch="variable" style:name="Lucida Sans Unicode" svg:font-family="'Lucida Sans Unicode'"/>
    <style:font-face style:name="StarSymbol" svg:font-family="StarSymbol"/>
    <style:font-face style:name="Tahoma" svg:font-family="Tahoma"/>
    <style:font-face style:font-family-generic="system" style:font-pitch="variable" style:name="Tahoma1" svg:font-family="Tahoma"/>
    <style:font-face style:font-family-generic="roman" style:font-pitch="variable" style:name="Times New Roman" svg:font-family="'Times New Roman'"/>
  </office:font-face-decls>
  <office:styles>
    <style:default-style style:family="graphic">
      <style:graphic-properties draw:end-line-spacing-horizontal="0.1114in" draw:end-line-spacing-vertical="0.1114in" draw:fill-color="#729fcf" draw:shadow-offset-x="0.1181in" draw:shadow-offset-y="0.1181in" draw:start-line-spacing-horizontal="0.1114in" draw:start-line-spacing-vertical="0.1114in" style:flow-with-text="false" style:writing-mode="lr-tb" svg:stroke-color="#3465a4" fo:wrap-option="wrap"/>
      <style:paragraph-properties style:font-independent-line-spacing="false" style:line-break="strict" style:text-autospace="ideograph-alpha" style:writing-mode="lr-tb" loext:tab-stop-distance="0in">
        <style:tab-stops/>
      </style:paragraph-properties>
      <style:text-properties style:country-asian="none" style:country-complex="none" style:font-name="Times New Roman" style:font-name-asian="Lucida Sans Unicode" style:font-name-complex="Tahoma1" style:font-size-asian="12pt" style:font-size-complex="12pt" style:language-asian="zxx" style:language-complex="zxx" style:letter-kerning="true" style:use-window-font-color="true" fo:country="US" fo:font-size="12pt" fo:language="en" loext:opacity="0%"/>
    </style:default-style>
    <style:default-style style:family="paragraph">
      <style:paragraph-properties style:line-break="strict" style:punctuation-wrap="hanging" style:tab-stop-distance="0.4925in" style:text-autospace="ideograph-alpha" style:writing-mode="page" fo:hyphenation-keep="auto" fo:hyphenation-ladder-count="no-limit" loext:hyphenation-keep-type="column"/>
      <style:text-properties style:country-asian="none" style:country-complex="none" style:font-name="Times New Roman" style:font-name-asian="Lucida Sans Unicode" style:font-name-complex="Tahoma1" style:font-size-asian="12pt" style:font-size-complex="12pt" style:language-asian="zxx" style:language-complex="zxx" style:letter-kerning="true" style:use-window-font-color="true" fo:country="US" fo:font-size="12pt" fo:hyphenate="false" fo:hyphenation-push-char-count="2" fo:hyphenation-remain-char-count="2" fo:language="en" loext:hyphenation-no-caps="false" loext:hyphenation-no-last-word="false" loext:hyphenation-word-char-count="no-limit" loext:hyphenation-zone="no-limit" loext:opacity="0%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html" style:family="paragraph" style:name="Author" style:parent-style-name="Standard">
      <style:paragraph-properties style:justify-single-word="false" fo:text-align="center"/>
    </style:style>
    <style:style style:class="html" style:family="paragraph" style:name="Date" style:parent-style-name="Standard">
      <style:paragraph-properties style:justify-single-word="false"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family-asian="'Lucida Sans Unicode'" style:font-family-complex="Tahoma" style:font-family-generic="swiss" style:font-family-generic-asian="system" style:font-family-generic-complex="system" style:font-name="Arial" style:font-name-asian="Lucida Sans Unicode" style:font-name-complex="Tahoma1" style:font-pitch="variable" style:font-pitch-asian="variable" style:font-pitch-complex="variable" style:font-size-asian="14pt" style:font-size-complex="14pt" fo:font-family="Arial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family-complex="Tahoma" style:font-name-complex="Tahoma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family-complex="Tahoma" style:font-name-complex="Tahoma" style:font-size-asian="12pt" style:font-size-complex="12pt" style:font-style-asian="italic" style:font-style-complex="italic" fo:font-size="12pt" fo:font-style="italic"/>
    </style:style>
    <style:style style:class="extra" style:family="paragraph" style:name="TableCaption" style:parent-style-name="Caption"/>
    <style:style style:class="extra" style:family="paragraph" style:name="Table" style:parent-style-name="Caption"/>
    <style:style style:class="extra" style:family="paragraph" style:name="FigureCaption" style:parent-style-name="Caption"/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family-complex="Tahoma" style:font-name-complex="Tahoma"/>
    </style:style>
    <style:style style:class="text" style:default-outline-level="1" style:display-name="Heading 1" style:family="paragraph" style:master-page-name="" style:name="Heading_20_1" style:next-style-name="Text_20_body" style:parent-style-name="Heading">
      <style:paragraph-properties style:page-number="auto" fo:break-before="page"/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master-page-name="" style:name="Heading_20_2" style:next-style-name="Text_20_body" style:parent-style-name="Heading">
      <style:paragraph-properties style:page-number="auto"/>
      <style:text-properties style:font-size-asian="14pt" style:font-size-complex="14pt" style:font-style-asian="italic" style:font-style-complex="italic" style:font-weight-asian="bold" style:font-weight-complex="bold" fo:font-size="14pt" fo:font-style="normal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family-asian="'Courier New'" style:font-family-complex="'Courier New'" style:font-family-generic="modern" style:font-family-generic-asian="modern" style:font-family-generic-complex="modern" style:font-name="Courier New" style:font-name-asian="Courier New" style:font-name-complex="Courier New" style:font-pitch="fixed" style:font-pitch-asian="fixed" style:font-pitch-complex="fixed" style:font-size-asian="10pt" style:font-size-complex="10pt" fo:country="none" fo:font-family="'Courier New'" fo:font-size="10pt" fo:language="zxx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display-name="Header and Footer" style:family="paragraph" style:name="Header_20_and_20_Footer" style:parent-style-name="Standard">
      <style:paragraph-properties text:line-number="0" text:number-lines="false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Source_Text" style:family="text" style:name="Source_5f_Text">
      <style:text-properties style:font-family-asian="'Courier New'" style:font-family-complex="'Courier New'" style:font-family-generic="modern" style:font-family-generic-asian="modern" style:font-family-generic-complex="modern" style:font-name="Courier New" style:font-name-asian="Courier New" style:font-name-complex="Courier New" style:font-pitch="fixed" style:font-pitch-asian="fixed" style:font-pitch-complex="fixed" style:font-size-asian="10pt" style:font-size-complex="10pt" fo:country="none" fo:font-family="'Courier New'" fo:font-size="10pt" fo:language="zxx"/>
    </style:style>
    <style:style style:family="text" style:name="Highlighted">
      <style:text-properties fo:background-color="#ffff38"/>
    </style:style>
    <style:style style:display-name="Numbering Symbols" style:family="text" style:name="Numbering_20_Symbols"/>
    <style:style style:display-name="Bullet Symbols" style:family="text" style:name="Bullet_20_Symbols">
      <style:text-properties style:font-family-asian="StarSymbol" style:font-family-complex="StarSymbol" style:font-name="StarSymbol" style:font-name-asian="StarSymbol" style:font-name-complex="StarSymbol" style:font-size-asian="9pt" style:font-size-complex="9pt" fo:font-family="StarSymbol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 style:text-line-through-type="single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family-asian="'Courier New'" style:font-family-complex="'Courier New'" style:font-family-generic="modern" style:font-family-generic-asian="modern" style:font-family-generic-complex="modern" style:font-name="Courier New" style:font-name-asian="Courier New" style:font-name-complex="Courier New" style:font-pitch="fixed" style:font-pitch-asian="fixed" style:font-pitch-complex="fixed" fo:font-family="'Courier New'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 loext:opacity="100%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 loext:num-list-format="%1%">
        <style:list-level-properties text:min-label-distance="0.15in"/>
      </text:outline-level-style>
      <text:outline-level-style style:num-format="" text:level="2" loext:num-list-format="%2%">
        <style:list-level-properties text:min-label-distance="0.15in"/>
      </text:outline-level-style>
      <text:outline-level-style style:num-format="" text:level="3" loext:num-list-format="%3%">
        <style:list-level-properties text:min-label-distance="0.15in"/>
      </text:outline-level-style>
      <text:outline-level-style style:num-format="" text:level="4" loext:num-list-format="%4%">
        <style:list-level-properties text:min-label-distance="0.15in"/>
      </text:outline-level-style>
      <text:outline-level-style style:num-format="" text:level="5" loext:num-list-format="%5%">
        <style:list-level-properties text:min-label-distance="0.15in"/>
      </text:outline-level-style>
      <text:outline-level-style style:num-format="" text:level="6" loext:num-list-format="%6%">
        <style:list-level-properties text:min-label-distance="0.15in"/>
      </text:outline-level-style>
      <text:outline-level-style style:num-format="" text:level="7" loext:num-list-format="%7%">
        <style:list-level-properties text:min-label-distance="0.15in"/>
      </text:outline-level-style>
      <text:outline-level-style style:num-format="" text:level="8" loext:num-list-format="%8%">
        <style:list-level-properties text:min-label-distance="0.15in"/>
      </text:outline-level-style>
      <text:outline-level-style style:num-format="" text:level="9" loext:num-list-format="%9%">
        <style:list-level-properties text:min-label-distance="0.15in"/>
      </text:outline-level-style>
      <text:outline-level-style style:num-format="" text:level="10" loext:num-list-format="%10%">
        <style:list-level-properties text:min-label-distance="0.15in"/>
      </text:outline-level-style>
    </text:outline-style>
    <text:list-style style:display-name="List 1" style:name="List_20_1">
      <text:list-level-style-bullet text:bullet-char="•" text:level="1" text:style-name="Numbering_20_Symbols" loext:num-list-format="%1%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 loext:num-list-format="%2%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 loext:num-list-format="%3%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 loext:num-list-format="%4%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 loext:num-list-format="%5%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 loext:num-list-format="%6%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 loext:num-list-format="%7%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 loext:num-list-format="%8%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 loext:num-list-format="%9%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 loext:num-list-format="%10%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 loext:num-list-format="%1%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 loext:num-list-format="%2%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 loext:num-list-format="%3%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 loext:num-list-format="%4%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 loext:num-list-format="%5%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 loext:num-list-format="%6%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 loext:num-list-format="%7%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 loext:num-list-format="%8%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 loext:num-list-format="%9%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 loext:num-list-format="%10%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 loext:num-list-format="%1%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 loext:num-list-format="%2%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 loext:num-list-format="%3%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 loext:num-list-format="%4%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 loext:num-list-format="%5%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 loext:num-list-format="%6%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 loext:num-list-format="%7%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 loext:num-list-format="%8%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 loext:num-list-format="%9%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 loext:num-list-format="%10%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 loext:num-list-format="%1%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 loext:num-list-format="%2%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 loext:num-list-format="%3%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 loext:num-list-format="%4%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 loext:num-list-format="%5%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 loext:num-list-format="%6%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 loext:num-list-format="%7%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 loext:num-list-format="%8%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 loext:num-list-format="%9%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 loext:num-list-format="%10%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 loext:num-list-format="%1%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 loext:num-list-format="%2%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 loext:num-list-format="%3%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 loext:num-list-format="%4%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 loext:num-list-format="%5%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 loext:num-list-format="%6%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 loext:num-list-format="%7%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 loext:num-list-format="%8%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 loext:num-list-format="%9%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 loext:num-list-format="%10%">
        <style:list-level-properties text:min-label-width="0.1575in" text:space-before="1.4177in"/>
        <style:text-properties style:font-name="StarSymbol"/>
      </text:list-level-style-bullet>
    </text:list-style>
    <text:list-style style:display-name="Numbering 1" style:name="Numbering_20_1">
      <text:list-level-style-number style:num-format="1" style:num-suffix="." text:level="1" text:style-name="Numbering_20_Symbols" loext:num-list-format="%1%.">
        <style:list-level-properties text:min-label-width="0.1965in"/>
      </text:list-level-style-number>
      <text:list-level-style-number style:num-format="1" style:num-suffix="." text:level="2" text:style-name="Numbering_20_Symbols" loext:num-list-format="%2%.">
        <style:list-level-properties text:min-label-width="0.1965in" text:space-before="0.1972in"/>
      </text:list-level-style-number>
      <text:list-level-style-number style:num-format="1" style:num-suffix="." text:level="3" text:style-name="Numbering_20_Symbols" loext:num-list-format="%3%.">
        <style:list-level-properties text:min-label-width="0.1965in" text:space-before="0.3937in"/>
      </text:list-level-style-number>
      <text:list-level-style-number style:num-format="1" style:num-suffix="." text:level="4" text:style-name="Numbering_20_Symbols" loext:num-list-format="%4%.">
        <style:list-level-properties text:min-label-width="0.1965in" text:space-before="0.5909in"/>
      </text:list-level-style-number>
      <text:list-level-style-number style:num-format="1" style:num-suffix="." text:level="5" text:style-name="Numbering_20_Symbols" loext:num-list-format="%5%.">
        <style:list-level-properties text:min-label-width="0.1965in" text:space-before="0.7874in"/>
      </text:list-level-style-number>
      <text:list-level-style-number style:num-format="1" style:num-suffix="." text:level="6" text:style-name="Numbering_20_Symbols" loext:num-list-format="%6%.">
        <style:list-level-properties text:min-label-width="0.1965in" text:space-before="0.9846in"/>
      </text:list-level-style-number>
      <text:list-level-style-number style:num-format="1" style:num-suffix="." text:level="7" text:style-name="Numbering_20_Symbols" loext:num-list-format="%7%.">
        <style:list-level-properties text:min-label-width="0.1965in" text:space-before="1.1815in"/>
      </text:list-level-style-number>
      <text:list-level-style-number style:num-format="1" style:num-suffix="." text:level="8" text:style-name="Numbering_20_Symbols" loext:num-list-format="%8%.">
        <style:list-level-properties text:min-label-width="0.1965in" text:space-before="1.3787in"/>
      </text:list-level-style-number>
      <text:list-level-style-number style:num-format="1" style:num-suffix="." text:level="9" text:style-name="Numbering_20_Symbols" loext:num-list-format="%9%.">
        <style:list-level-properties text:min-label-width="0.1965in" text:space-before="1.5752in"/>
      </text:list-level-style-number>
      <text:list-level-style-number style:num-format="1" style:num-suffix="." text:level="10" text:style-name="Numbering_20_Symbols" loext:num-list-format="%10%.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 loext:num-list-format="%1%">
        <style:list-level-properties text:min-label-width="0.1965in"/>
      </text:list-level-style-number>
      <text:list-level-style-number style:num-format="1" text:level="2" text:start-value="2" text:style-name="Numbering_20_Symbols" loext:num-list-format="%2%">
        <style:list-level-properties text:min-label-width="0.1965in" text:space-before="0.1965in"/>
      </text:list-level-style-number>
      <text:list-level-style-number style:num-format="1" text:level="3" text:start-value="3" text:style-name="Numbering_20_Symbols" loext:num-list-format="%3%">
        <style:list-level-properties text:min-label-width="0.3937in" text:space-before="0.3929in"/>
      </text:list-level-style-number>
      <text:list-level-style-number style:num-format="1" text:level="4" text:start-value="4" text:style-name="Numbering_20_Symbols" loext:num-list-format="%4%">
        <style:list-level-properties text:min-label-width="0.4925in" text:space-before="0.7866in"/>
      </text:list-level-style-number>
      <text:list-level-style-number style:num-format="1" text:level="5" text:start-value="5" text:style-name="Numbering_20_Symbols" loext:num-list-format="%5%">
        <style:list-level-properties text:min-label-width="0.5902in" text:space-before="1.2791in"/>
      </text:list-level-style-number>
      <text:list-level-style-number style:num-format="1" text:level="6" text:start-value="6" text:style-name="Numbering_20_Symbols" loext:num-list-format="%6%">
        <style:list-level-properties text:min-label-width="0.7091in" text:space-before="1.8693in"/>
      </text:list-level-style-number>
      <text:list-level-style-number style:num-format="1" text:level="7" text:start-value="7" text:style-name="Numbering_20_Symbols" loext:num-list-format="%7%">
        <style:list-level-properties text:min-label-width="0.9055in" text:space-before="2.5783in"/>
      </text:list-level-style-number>
      <text:list-level-style-number style:num-format="1" text:level="8" text:start-value="8" text:style-name="Numbering_20_Symbols" loext:num-list-format="%8%">
        <style:list-level-properties text:min-label-width="1.0236in" text:space-before="3.4839in"/>
      </text:list-level-style-number>
      <text:list-level-style-number style:num-format="1" text:level="9" text:start-value="9" text:style-name="Numbering_20_Symbols" loext:num-list-format="%9%">
        <style:list-level-properties text:min-label-width="1.1028in" text:space-before="4.5075in"/>
      </text:list-level-style-number>
      <text:list-level-style-number style:num-format="1" text:level="10" text:start-value="10" text:style-name="Numbering_20_Symbols" loext:num-list-format="%10%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 loext:num-list-format="%1%">
        <style:list-level-properties text:min-label-width="1.1811in"/>
      </text:list-level-style-number>
      <text:list-level-style-number style:num-format="1" text:level="2" text:start-value="2" text:style-name="Numbering_20_Symbols" loext:num-list-format="%2%">
        <style:list-level-properties text:min-label-width="1.1811in" text:space-before="1.1815in"/>
      </text:list-level-style-number>
      <text:list-level-style-number style:num-format="1" text:level="3" text:start-value="3" text:style-name="Numbering_20_Symbols" loext:num-list-format="%3%">
        <style:list-level-properties text:min-label-width="1.1811in" text:space-before="2.3626in"/>
      </text:list-level-style-number>
      <text:list-level-style-number style:num-format="1" text:level="4" text:start-value="4" text:style-name="Numbering_20_Symbols" loext:num-list-format="%4%">
        <style:list-level-properties text:min-label-width="1.1811in" text:space-before="3.5441in"/>
      </text:list-level-style-number>
      <text:list-level-style-number style:num-format="1" text:level="5" text:start-value="5" text:style-name="Numbering_20_Symbols" loext:num-list-format="%5%">
        <style:list-level-properties text:min-label-width="1.1811in" text:space-before="4.7252in"/>
      </text:list-level-style-number>
      <text:list-level-style-number style:num-format="1" text:level="6" text:start-value="6" text:style-name="Numbering_20_Symbols" loext:num-list-format="%6%">
        <style:list-level-properties text:min-label-width="1.1811in" text:space-before="5.9063in"/>
      </text:list-level-style-number>
      <text:list-level-style-number style:num-format="1" text:level="7" text:start-value="7" text:style-name="Numbering_20_Symbols" loext:num-list-format="%7%">
        <style:list-level-properties text:min-label-width="1.1811in" text:space-before="7.0878in"/>
      </text:list-level-style-number>
      <text:list-level-style-number style:num-format="1" text:level="8" text:start-value="8" text:style-name="Numbering_20_Symbols" loext:num-list-format="%8%">
        <style:list-level-properties text:min-label-width="1.1811in" text:space-before="8.2689in"/>
      </text:list-level-style-number>
      <text:list-level-style-number style:num-format="1" text:level="9" text:start-value="9" text:style-name="Numbering_20_Symbols" loext:num-list-format="%9%">
        <style:list-level-properties text:min-label-width="1.1811in" text:space-before="9.45in"/>
      </text:list-level-style-number>
      <text:list-level-style-number style:num-format="1" text:level="10" text:start-value="10" text:style-name="Numbering_20_Symbols" loext:num-list-format="%10%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 loext:num-list-format="%1%.">
        <style:list-level-properties text:min-label-width="0.1965in"/>
      </text:list-level-style-number>
      <text:list-level-style-number style:num-format="I" style:num-suffix="." text:level="2" text:start-value="2" text:style-name="Numbering_20_Symbols" loext:num-list-format="%2%.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 loext:num-list-format="%3%.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 loext:num-list-format="%4%.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 loext:num-list-format="%5%.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 loext:num-list-format="%6%.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 loext:num-list-format="%7%.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 loext:num-list-format="%8%.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 loext:num-list-format="%9%.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 loext:num-list-format="%10%.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 loext:num-list-format="%1%.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 loext:num-list-format="%1%.%2%.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 loext:num-list-format="%3%)">
        <style:list-level-properties text:min-label-width="0.1772in" text:space-before="0.4331in"/>
      </text:list-level-style-number>
      <text:list-level-style-bullet text:bullet-char="•" text:level="4" text:style-name="Numbering_20_Symbols" loext:num-list-format="%4%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 loext:num-list-format="%5%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 loext:num-list-format="%6%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 loext:num-list-format="%7%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 loext:num-list-format="%8%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 loext:num-list-format="%9%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 loext:num-list-format="%10%">
        <style:list-level-properties text:min-label-width="0.1555in" text:space-before="1.5654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  <loext:theme loext:name="Office">
      <loext:theme-colors loext:name="LibreOffice">
        <loext:color loext:color="#000000" loext:name="dark1"/>
        <loext:color loext:color="#ffffff" loext:name="light1"/>
        <loext:color loext:color="#000000" loext:name="dark2"/>
        <loext:color loext:color="#ffffff" loext:name="light2"/>
        <loext:color loext:color="#18a303" loext:name="accent1"/>
        <loext:color loext:color="#0369a3" loext:name="accent2"/>
        <loext:color loext:color="#a33e03" loext:name="accent3"/>
        <loext:color loext:color="#8e03a3" loext:name="accent4"/>
        <loext:color loext:color="#c99c00" loext:name="accent5"/>
        <loext:color loext:color="#c9211e" loext:name="accent6"/>
        <loext:color loext:color="#0000ee" loext:name="hyperlink"/>
        <loext:color loext:color="#551a8b" loext:name="followed-hyperlink"/>
      </loext:theme-colors>
    </loext:theme>
    <style:style style:name="KeywordTok" style:family="text">
      <style:text-properties fo:color="#007020" fo:font-weight="bold"/>
    </style:style>
    <style:style style:name="DataTypeTok" style:family="text">
      <style:text-properties fo:color="#902000"/>
    </style:style>
    <style:style style:name="DecValTok" style:family="text">
      <style:text-properties fo:color="#40a070"/>
    </style:style>
    <style:style style:name="BaseNTok" style:family="text">
      <style:text-properties fo:color="#40a070"/>
    </style:style>
    <style:style style:name="FloatTok" style:family="text">
      <style:text-properties fo:color="#40a070"/>
    </style:style>
    <style:style style:name="ConstantTok" style:family="text">
      <style:text-properties fo:color="#880000"/>
    </style:style>
    <style:style style:name="CharTok" style:family="text">
      <style:text-properties fo:color="#4070a0"/>
    </style:style>
    <style:style style:name="SpecialCharTok" style:family="text">
      <style:text-properties fo:color="#4070a0"/>
    </style:style>
    <style:style style:name="StringTok" style:family="text">
      <style:text-properties fo:color="#4070a0"/>
    </style:style>
    <style:style style:name="VerbatimStringTok" style:family="text">
      <style:text-properties fo:color="#4070a0"/>
    </style:style>
    <style:style style:name="SpecialStringTok" style:family="text">
      <style:text-properties fo:color="#bb6688"/>
    </style:style>
    <style:style style:name="ImportTok" style:family="text">
      <style:text-properties fo:color="#008000" fo:font-weight="bold"/>
    </style:style>
    <style:style style:name="CommentTok" style:family="text">
      <style:text-properties fo:color="#60a0b0" fo:font-style="italic"/>
    </style:style>
    <style:style style:name="DocumentationTok" style:family="text">
      <style:text-properties fo:color="#ba2121" fo:font-style="italic"/>
    </style:style>
    <style:style style:name="AnnotationTok" style:family="text">
      <style:text-properties fo:color="#60a0b0" fo:font-style="italic" fo:font-weight="bold"/>
    </style:style>
    <style:style style:name="CommentVarTok" style:family="text">
      <style:text-properties fo:color="#60a0b0" fo:font-style="italic" fo:font-weight="bold"/>
    </style:style>
    <style:style style:name="OtherTok" style:family="text">
      <style:text-properties fo:color="#007020"/>
    </style:style>
    <style:style style:name="FunctionTok" style:family="text">
      <style:text-properties fo:color="#06287e"/>
    </style:style>
    <style:style style:name="VariableTok" style:family="text">
      <style:text-properties fo:color="#19177c"/>
    </style:style>
    <style:style style:name="ControlFlowTok" style:family="text">
      <style:text-properties fo:color="#007020" fo:font-weight="bold"/>
    </style:style>
    <style:style style:name="OperatorTok" style:family="text">
      <style:text-properties fo:color="#666666"/>
    </style:style>
    <style:style style:name="BuiltInTok" style:family="text">
      <style:text-properties fo:color="#008000"/>
    </style:style>
    <style:style style:name="ExtensionTok" style:family="text">
      <style:text-properties/>
    </style:style>
    <style:style style:name="PreprocessorTok" style:family="text">
      <style:text-properties fo:color="#bc7a00"/>
    </style:style>
    <style:style style:name="AttributeTok" style:family="text">
      <style:text-properties fo:color="#7d9029"/>
    </style:style>
    <style:style style:name="RegionMarkerTok" style:family="text">
      <style:text-properties/>
    </style:style>
    <style:style style:name="InformationTok" style:family="text">
      <style:text-properties fo:color="#60a0b0" fo:font-style="italic" fo:font-weight="bold"/>
    </style:style>
    <style:style style:name="WarningTok" style:family="text">
      <style:text-properties fo:color="#60a0b0" fo:font-style="italic" fo:font-weight="bold"/>
    </style:style>
    <style:style style:name="AlertTok" style:family="text">
      <style:text-properties fo:color="#ff0000" fo:font-weight="bold"/>
    </style:style>
    <style:style style:name="ErrorTok" style:family="text">
      <style:text-properties fo:color="#ff0000" fo:font-weight="bold"/>
    </style:style>
    <style:style style:name="NormalTok" style:family="text">
      <style:text-properties/>
    </style:style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layout-grid-base-height="0.278in" style:layout-grid-color="#c0c0c0" style:layout-grid-display="false" style:layout-grid-lines="20" style:layout-grid-mode="none" style:layout-grid-print="false" style:layout-grid-ruby-below="false" style:layout-grid-ruby-height="0.139in" style:num-format="1" style:print-orientation="portrait" style:writing-mode="lr-tb" fo:margin-bottom="0.5in" fo:margin-left="0.5in" fo:margin-right="0.5in" fo:margin-top="0.5in" fo:page-height="11in" fo:page-width="8.5in" loext:margin-gutter="0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  <style:style style:family="drawing-page" style:name="Mdp1">
      <style:drawing-page-properties draw:background-size="full"/>
    </style:style>
  </office:automatic-styles>
  <office:master-styles>
    <style:master-page draw:style-name="Mdp1" style:name="Standard" style:page-layout-name="Mpm1">
      <style:footer>
        <text:p text:style-name="MP1"><text:page-number text:select-page="current">1</text:page-number><text:s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6.3</meta:generator>
    <dc:title/>
    <dc:description/>
    <dc:subject/>
    <meta:keyword/>
    <meta:initial-creator/>
    <dc:creator/>
    <meta:creation-date>2025-05-25T04:15:46Z</meta:creation-date>
    <dc:date>2025-05-25T04:15:46Z</dc:date>
  </office:meta>
</office:document-meta>
</file>